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00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8.513cm" fo:min-width="4.453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00a933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00a933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1cm" svg:stroke-color="#000000" draw:marker-start-width="0.279cm" draw:marker-end-width="0.279cm" draw:fill="solid" draw:fill-color="#00a933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279cm" draw:marker-end-width="0.279cm" draw:fill="solid" draw:fill-color="#ffffff" fo:min-height="0.71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0.29cm" fo:min-width="0.04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solid" draw:fill-color="#ffff00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279cm" draw:marker-end-width="0.279cm" draw:fill="solid" draw:fill-color="#ffff00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1cm" svg:stroke-color="#000000" draw:marker-start-width="0.279cm" draw:marker-end-width="0.279cm" draw:fill="solid" draw:fill-color="#ffff0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0.004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051cm" svg:stroke-color="#000000" draw:marker-start-width="0.279cm" draw:marker-end-width="0.279cm" draw:fill="solid" draw:fill-color="#ffffff" fo:min-height="0.71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000000" draw:marker-start-width="0.279cm" draw:marker-end-width="0.279cm" draw:fill="solid" draw:fill-color="#ffdbb6" fo:min-height="0.712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dbb6"/>
      <style:paragraph-properties fo:text-align="center" style:writing-mode="lr-tb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solid" draw:fill-color="#ffdbb6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ffdbb6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293cm" svg:y1="9.44cm" svg:x2="21.293cm" svg:y2="10.583cm">
          <text:p/>
        </draw:line>
        <draw:custom-shape draw:style-name="gr2" draw:text-style-name="P3" draw:layer="layout" svg:width="4.953cm" svg:height="8.763cm" svg:x="9.482cm" svg:y="4.332cm">
          <text:p text:style-name="P2">J<text:tab/><text:tab/><text:tab/>Q</text:p>
          <text:p text:style-name="P2"/>
          <text:p text:style-name="P2"/>
          <text:p text:style-name="P2"/>
          <text:p text:style-name="P2">CLK<text:tab/> <text:s text:c="9"/></text:p>
          <text:p text:style-name="P2"/>
          <text:p text:style-name="P2"/>
          <text:p text:style-name="P2"/>
          <text:p text:style-name="P2">K<text:tab/><text:tab/><text:tab/> <text:s text:c="2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18cm" svg:y1="5.85cm" svg:x2="21.293cm" svg:y2="5.856cm">
          <text:p/>
        </draw:line>
        <draw:g>
          <draw:line draw:style-name="gr1" draw:text-style-name="P1" draw:layer="layout" svg:x1="21.291cm" svg:y1="6.649cm" svg:x2="20.911cm" svg:y2="6.764cm">
            <text:p/>
          </draw:line>
          <draw:line draw:style-name="gr1" draw:text-style-name="P1" draw:layer="layout" svg:x1="20.912cm" svg:y1="6.77cm" svg:x2="21.292cm" svg:y2="6.885cm">
            <text:p/>
          </draw:line>
          <draw:line draw:style-name="gr1" draw:text-style-name="P1" draw:layer="layout" svg:x1="21.292cm" svg:y1="6.89cm" svg:x2="20.912cm" svg:y2="7.005cm">
            <text:p/>
          </draw:line>
          <draw:line draw:style-name="gr1" draw:text-style-name="P1" draw:layer="layout" svg:x1="20.913cm" svg:y1="7.01cm" svg:x2="21.293cm" svg:y2="7.125cm">
            <text:p/>
          </draw:line>
          <draw:line draw:style-name="gr1" draw:text-style-name="P1" draw:layer="layout" svg:x1="21.291cm" svg:y1="7.131cm" svg:x2="20.911cm" svg:y2="7.246cm">
            <text:p/>
          </draw:line>
          <draw:line draw:style-name="gr1" draw:text-style-name="P1" draw:layer="layout" svg:x1="20.912cm" svg:y1="7.251cm" svg:x2="21.292cm" svg:y2="7.366cm">
            <text:p/>
          </draw:line>
          <draw:line draw:style-name="gr1" draw:text-style-name="P1" draw:layer="layout" svg:x1="21.292cm" svg:y1="7.372cm" svg:x2="20.912cm" svg:y2="7.487cm">
            <text:p/>
          </draw:line>
          <draw:line draw:style-name="gr1" draw:text-style-name="P1" draw:layer="layout" svg:x1="20.913cm" svg:y1="7.492cm" svg:x2="21.293cm" svg:y2="7.607cm">
            <text:p/>
          </draw:line>
          <draw:line draw:style-name="gr1" draw:text-style-name="P1" draw:layer="layout" svg:x1="21.292cm" svg:y1="5.856cm" svg:x2="21.292cm" svg:y2="6.634cm">
            <text:p/>
          </draw:line>
          <draw:line draw:style-name="gr1" draw:text-style-name="P1" draw:layer="layout" svg:x1="21.292cm" svg:y1="7.618cm" svg:x2="21.292cm" svg:y2="8.396cm">
            <text:p/>
          </draw:line>
        </draw:g>
        <draw:g>
          <draw:custom-shape draw:style-name="gr3" draw:text-style-name="P4" draw:layer="layout" svg:width="1.016cm" svg:height="1.016cm" svg:x="20.749cm" svg:y="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762cm" svg:height="0.762cm" svg:x="20.876cm" svg:y="8.73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99.082568807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4" draw:layer="layout" svg:x1="20.649cm" svg:y1="9.493cm" svg:x2="21.873cm" svg:y2="9.493cm">
            <text:p/>
          </draw:line>
        </draw:g>
        <draw:frame draw:style-name="gr6" draw:text-style-name="P5" draw:layer="layout" svg:width="1.963cm" svg:height="1.012cm" svg:x="20.368cm" svg:y="10.486cm">
          <draw:text-box>
            <text:p>GND</text:p>
          </draw:text-box>
        </draw:frame>
        <draw:custom-shape draw:style-name="gr7" draw:text-style-name="P6" draw:layer="layout" svg:width="0.762cm" svg:height="0.762cm" svg:x="14.462cm" svg:y="1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7" draw:layer="layout" svg:width="1.016cm" svg:height="1.016cm" svg:x="17.949cm" svg:y="1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762cm" svg:height="0.762cm" svg:x="18.076cm" svg:y="14.53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99.082568807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7.849cm" svg:y1="15.293cm" svg:x2="19.073cm" svg:y2="15.293cm">
            <text:p/>
          </draw:line>
        </draw:g>
        <draw:g>
          <draw:line draw:style-name="gr1" draw:text-style-name="P1" draw:layer="layout" svg:x1="18.491cm" svg:y1="12.449cm" svg:x2="18.111cm" svg:y2="12.564cm">
            <text:p/>
          </draw:line>
          <draw:line draw:style-name="gr1" draw:text-style-name="P1" draw:layer="layout" svg:x1="18.112cm" svg:y1="12.57cm" svg:x2="18.492cm" svg:y2="12.685cm">
            <text:p/>
          </draw:line>
          <draw:line draw:style-name="gr1" draw:text-style-name="P1" draw:layer="layout" svg:x1="18.492cm" svg:y1="12.69cm" svg:x2="18.112cm" svg:y2="12.805cm">
            <text:p/>
          </draw:line>
          <draw:line draw:style-name="gr1" draw:text-style-name="P1" draw:layer="layout" svg:x1="18.113cm" svg:y1="12.81cm" svg:x2="18.493cm" svg:y2="12.925cm">
            <text:p/>
          </draw:line>
          <draw:line draw:style-name="gr1" draw:text-style-name="P1" draw:layer="layout" svg:x1="18.491cm" svg:y1="12.931cm" svg:x2="18.111cm" svg:y2="13.046cm">
            <text:p/>
          </draw:line>
          <draw:line draw:style-name="gr1" draw:text-style-name="P1" draw:layer="layout" svg:x1="18.112cm" svg:y1="13.051cm" svg:x2="18.492cm" svg:y2="13.166cm">
            <text:p/>
          </draw:line>
          <draw:line draw:style-name="gr1" draw:text-style-name="P1" draw:layer="layout" svg:x1="18.492cm" svg:y1="13.172cm" svg:x2="18.112cm" svg:y2="13.287cm">
            <text:p/>
          </draw:line>
          <draw:line draw:style-name="gr1" draw:text-style-name="P1" draw:layer="layout" svg:x1="18.113cm" svg:y1="13.292cm" svg:x2="18.493cm" svg:y2="13.407cm">
            <text:p/>
          </draw:line>
          <draw:line draw:style-name="gr1" draw:text-style-name="P1" draw:layer="layout" svg:x1="18.492cm" svg:y1="11.656cm" svg:x2="18.492cm" svg:y2="12.434cm">
            <text:p/>
          </draw:line>
          <draw:line draw:style-name="gr1" draw:text-style-name="P1" draw:layer="layout" svg:x1="18.492cm" svg:y1="13.418cm" svg:x2="18.492cm" svg:y2="14.196cm">
            <text:p/>
          </draw:line>
        </draw:g>
        <draw:line draw:style-name="gr1" draw:text-style-name="P1" draw:layer="layout" svg:x1="18.455cm" svg:y1="15.238cm" svg:x2="18.455cm" svg:y2="16.381cm">
          <text:p/>
        </draw:line>
        <draw:frame draw:style-name="gr6" draw:text-style-name="P5" draw:layer="layout" svg:width="1.963cm" svg:height="1.012cm" svg:x="17.53cm" svg:y="16.384cm">
          <draw:text-box>
            <text:p>GND</text:p>
          </draw:text-box>
        </draw:frame>
        <draw:custom-shape draw:style-name="gr11" draw:text-style-name="P6" draw:layer="layout" svg:width="0.762cm" svg:height="0.762cm" draw:transform="rotate (-1.5707963267949) translate (10.266cm 8.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219cm" svg:y1="11.65cm" svg:x2="18.521cm" svg:y2="11.655cm">
          <text:p/>
        </draw:line>
        <draw:line draw:style-name="gr1" draw:text-style-name="P1" draw:layer="layout" svg:x1="5.418cm" svg:y1="5.85cm" svg:x2="9.482cm" svg:y2="5.85cm">
          <text:p/>
        </draw:line>
        <draw:line draw:style-name="gr12" draw:text-style-name="P1" draw:layer="layout" svg:x1="6.456cm" svg:y1="5.813cm" svg:x2="6.456cm" svg:y2="11.528cm">
          <text:p/>
        </draw:line>
        <draw:line draw:style-name="gr12" draw:text-style-name="P1" draw:layer="layout" svg:x1="6.456cm" svg:y1="11.528cm" svg:x2="9.377cm" svg:y2="11.528cm">
          <text:p/>
        </draw:line>
        <draw:frame draw:style-name="gr13" draw:text-style-name="P5" draw:layer="layout" svg:width="2.159cm" svg:height="1.016cm" svg:x="3.37cm" svg:y="5.348cm">
          <draw:text-box>
            <text:p>HIGH</text:p>
          </draw:text-box>
        </draw:frame>
        <draw:line draw:style-name="gr1" draw:text-style-name="P1" draw:layer="layout" svg:x1="5.418cm" svg:y1="8.65cm" svg:x2="9.482cm" svg:y2="8.65cm">
          <text:p/>
        </draw:line>
        <draw:frame draw:style-name="gr14" draw:text-style-name="P8" draw:layer="layout" svg:width="1.963cm" svg:height="1.012cm" svg:x="11.059cm" svg:y="4.332cm">
          <draw:text-box>
            <text:p>PRE</text:p>
          </draw:text-box>
        </draw:frame>
        <draw:frame draw:style-name="gr14" draw:text-style-name="P8" draw:layer="layout" svg:width="1.963cm" svg:height="1.012cm" svg:x="11.06cm" svg:y="12.032cm">
          <draw:text-box>
            <text:p>CLR</text:p>
          </draw:text-box>
        </draw:frame>
        <draw:line draw:style-name="gr12" draw:text-style-name="P1" draw:layer="layout" svg:x1="12.006cm" svg:y1="15.254cm" svg:x2="12.006cm" svg:y2="13.095cm">
          <text:p/>
        </draw:line>
        <draw:line draw:style-name="gr12" draw:text-style-name="P1" draw:layer="layout" svg:x1="12.006cm" svg:y1="4.355cm" svg:x2="12.006cm" svg:y2="2.19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8T17:13:30.736914529</meta:creation-date>
    <dc:date>2020-04-28T17:51:16.669887849</dc:date>
    <meta:editing-duration>PT21M41S</meta:editing-duration>
    <meta:editing-cycles>4</meta:editing-cycles>
    <meta:generator>LibreOffice/6.4.3.2$Linux_X86_64 LibreOffice_project/40$Build-2</meta:generator>
    <meta:document-statistic meta:object-count="48"/>
  </office:meta>
</office:document-meta>
</file>